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106cm" svg:stroke-color="#3465a4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co1" style:family="table-column">
      <style:table-column-properties style:column-width="2.071cm" style:use-optimal-column-width="false"/>
    </style:style>
    <style:style style:name="co2" style:family="table-column">
      <style:table-column-properties style:column-width="7.533cm" style:use-optimal-column-width="false"/>
    </style:style>
    <style:style style:name="co3" style:family="table-column">
      <style:table-column-properties style:column-width="4.336cm" style:use-optimal-column-width="false"/>
    </style:style>
    <style:style style:name="ro1" style:family="table-row">
      <style:table-row-properties style:row-height="1.51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ce2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solid" draw:fill-color="#15846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Carlito" fo:font-size="50pt" fo:font-weight="bold" style:font-name-asian="Carlito" style:font-size-asian="50pt" style:font-weight-asian="bold" style:font-name-complex="Carlito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3.939cm" svg:height="23.528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Usua</text:span><text:span text:style-name="T1">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</text:span><text:span text:style-name="T2">po</text:span></text:p>
              </table:table-cell>
              <table:table-cell>
                <text:p text:style-name="P2"><text:span text:style-name="T2">Tipo </text:span><text:span text:style-name="T2">de </text:span><text:span text:style-name="T2">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</text:span><text:span text:style-name="T1">Usua</text:span><text:span text:style-name="T1">rio</text:span></text:p>
              </table:table-cell>
              <table:table-cell>
                <text:p text:style-name="P1"><text:span text:style-name="T1">Varch</text:span><text:span text:style-name="T1">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</text:span><text:span text:style-name="T1">bre</text:span></text:p>
              </table:table-cell>
              <table:table-cell>
                <text:p text:style-name="P1"><text:span text:style-name="T1">Varch</text:span><text:span text:style-name="T1">ar(2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sua</text:span><text:span text:style-name="T1">rio_N</text:span><text:span text:style-name="T1">ombr</text:span><text:span text:style-name="T1">e</text:span></text:p>
              </table:table-cell>
              <table:table-cell>
                <text:p text:style-name="P1"><text:span text:style-name="T1">Varch</text:span><text:span text:style-name="T1">ar(1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ontr</text:span><text:span text:style-name="T1">aseñ</text:span><text:span text:style-name="T1">a</text:span></text:p>
              </table:table-cell>
              <table:table-cell>
                <text:p text:style-name="P1"><text:span text:style-name="T1">Varch</text:span><text:span text:style-name="T1">ar(1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t</text:span><text:span text:style-name="T1">us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Rol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</text:span><text:span text:style-name="T1">do_P</text:span><text:span text:style-name="T1">or</text:span></text:p>
              </table:table-cell>
              <table:table-cell>
                <text:p text:style-name="P1"><text:span text:style-name="T1">Varch</text:span><text:span text:style-name="T1">ar(5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39cm" svg:height="24.014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lient</text:span><text:span text:style-name="T1">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</text:span><text:span text:style-name="T2">o</text:span></text:p>
              </table:table-cell>
              <table:table-cell>
                <text:p text:style-name="P2"><text:span text:style-name="T2">Tipo </text:span><text:span text:style-name="T2">de </text:span><text:span text:style-name="T2">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C</text:span><text:span text:style-name="T1">liente</text:span></text:p>
              </table:table-cell>
              <table:table-cell>
                <text:p text:style-name="P1"><text:span text:style-name="T1">Varch</text:span><text:span text:style-name="T1">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</text:span><text:span text:style-name="T1">re</text:span></text:p>
              </table:table-cell>
              <table:table-cell>
                <text:p text:style-name="P1"><text:span text:style-name="T1">Varch</text:span><text:span text:style-name="T1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Alias</text:span></text:p>
              </table:table-cell>
              <table:table-cell>
                <text:p text:style-name="P1"><text:span text:style-name="T1">Varch</text:span><text:span text:style-name="T1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</text:span><text:span text:style-name="T1">ión</text:span></text:p>
              </table:table-cell>
              <table:table-cell>
                <text:p text:style-name="P1"><text:span text:style-name="T1">Varch</text:span><text:span text:style-name="T1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</text:span><text:span text:style-name="T1">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elefo</text:span><text:span text:style-name="T1">no</text:span></text:p>
              </table:table-cell>
              <table:table-cell>
                <text:p text:style-name="P1"><text:span text:style-name="T1">Varch</text:span><text:span text:style-name="T1">ar(10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</text:span><text:span text:style-name="T1">o_Por</text:span></text:p>
              </table:table-cell>
              <table:table-cell>
                <text:p text:style-name="P1"><text:span text:style-name="T1">Varch</text:span><text:span text:style-name="T1">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4" draw:layer="layout" svg:x1="44.459cm" svg:y1="43.921cm" svg:x2="44.459cm" svg:y2="44.873cm">
          <text:p/>
        </draw:line>
        <draw:frame draw:style-name="standard" draw:layer="layout" svg:width="13.939cm" svg:height="20.01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PK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lave_Usuario</text:p>
              </table:table-cell>
              <table:table-cell>
                <text:p text:style-name="P1"><text:span text:style-name="T1">Date</text:span><text:span text:style-name="T1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Estado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Hora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</text:span><text:span text:style-name="T1">do_P</text:span><text:span text:style-name="T1">or</text:span></text:p>
              </table:table-cell>
              <table:table-cell>
                <text:p text:style-name="P1"><text:span text:style-name="T1">Varch</text:span><text:span text:style-name="T1">ar(5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39cm" svg:height="22.012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spo</text:span><text:span text:style-name="T1">sitivo</text:span><text:span text:style-name="T1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</text:span><text:span text:style-name="T2">po</text:span></text:p>
              </table:table-cell>
              <table:table-cell>
                <text:p text:style-name="P2"><text:span text:style-name="T2">Tipo </text:span><text:span text:style-name="T2">de </text:span><text:span text:style-name="T2">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</text:span><text:span text:style-name="T1">sposi</text:span><text:span text:style-name="T1">tivo</text:span></text:p>
              </table:table-cell>
              <table:table-cell>
                <text:p text:style-name="P1"><text:span text:style-name="T1">Varch</text:span><text:span text:style-name="T1">ar(20</text:span><text:span text:style-name="T1">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ave</text:span><text:span text:style-name="T1">_Clie</text:span><text:span text:style-name="T1">nt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_Mac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939cm" svg:height="24.014cm" svg:x="28.29cm" svg:y="57.7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one</text:span><text:span text:style-name="T1">xione</text:span><text:span text:style-name="T1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</text:span><text:span text:style-name="T2">po</text:span></text:p>
              </table:table-cell>
              <table:table-cell>
                <text:p text:style-name="P2"><text:span text:style-name="T2">Tipo </text:span><text:span text:style-name="T2">de </text:span><text:span text:style-name="T2">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</text:span><text:span text:style-name="T1">onexi</text:span><text:span text:style-name="T1">ón</text:span></text:p>
              </table:table-cell>
              <table:table-cell>
                <text:p text:style-name="P1"><text:span text:style-name="T1">Varch</text:span><text:span text:style-name="T1">ar(20</text:span><text:span text:style-name="T1">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Id_Di</text:span><text:span text:style-name="T1">sposi</text:span><text:span text:style-name="T1">tivo</text:span></text:p>
              </table:table-cell>
              <table:table-cell>
                <text:p text:style-name="P1"><text:span text:style-name="T1">Varch</text:span><text:span text:style-name="T1">ar(2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</text:span><text:span text:style-name="T1">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Inicio</text:span></text:p>
              </table:table-cell>
              <table:table-cell>
                <text:p text:style-name="P1"><text:span text:style-name="T1">Date</text:span><text:span text:style-name="T1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inal</text:span></text:p>
              </table:table-cell>
              <table:table-cell>
                <text:p text:style-name="P1"><text:span text:style-name="T1">Date</text:span><text:span text:style-name="T1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</text:span><text:span text:style-name="T1">ripció</text:span><text:span text:style-name="T1">n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939cm" svg:height="20.01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939cm" svg:height="18.008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Pag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939cm" svg:height="26.016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Operac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nt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 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39cm" svg:height="20.013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odigo_Barras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Creado_Por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939cm" svg:height="30.0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Descripción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Marc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Categoria</text:p>
              </table:table-cell>
              <table:table-cell>
                <text:p text:style-name="P1">Enum</text:p>
              </table:table-cell>
            </table:table-row>
            <table:table-row table:style-name="ro3" table:default-cell-style-name="ce1">
              <table:table-cell/>
              <table:table-cell>
                <text:p text:style-name="P1">Stock</text:p>
              </table:table-cell>
              <table:table-cell>
                <text:p text:style-name="P1">Double</text:p>
              </table:table-cell>
            </table:table-row>
            <table:table-row table:style-name="ro3" table:default-cell-style-name="ce1">
              <table:table-cell/>
              <table:table-cell>
                <text:p text:style-name="P1">Unidad_Medida</text:p>
              </table:table-cell>
              <table:table-cell>
                <text:p text:style-name="P1">Enum</text:p>
              </table:table-cell>
            </table:table-row>
            <table:table-row table:style-name="ro3" table:default-cell-style-name="ce1">
              <table:table-cell/>
              <table:table-cell>
                <text:p text:style-name="P1">Creado_Por</text:p>
              </table:table-cell>
              <table:table-cell>
                <text:p text:style-name="P1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939cm" svg:height="24.014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BItacor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lv_Sesión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vimient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Justifica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Valor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Creado_Por</text:p>
              </table:table-cell>
              <table:table-cell>
                <text:p text:style-name="P1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2" draw:text-style-name="P5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3" draw:text-style-name="P7" draw:layer="layout" svg:width="20.034cm" svg:height="1.766cm" svg:x="63.097cm" svg:y="1.056cm">
          <draw:text-box>
            <text:p text:style-name="P6"><text:span text:style-name="T3">Di</text:span><text:span text:style-name="T3">ag</text:span><text:span text:style-name="T3">ra</text:span><text:span text:style-name="T3">m</text:span><text:span text:style-name="T3">a </text:span><text:span text:style-name="T3">de </text:span><text:span text:style-name="T3">B</text:span><text:span text:style-name="T3">as</text:span><text:span text:style-name="T3">e </text:span><text:span text:style-name="T3">de </text:span><text:span text:style-name="T3">D</text:span><text:span text:style-name="T3">at</text:span><text:span text:style-name="T3">os</text:span></text:p>
          </draw:text-box>
        </draw:frame>
        <draw:line draw:style-name="gr4" draw:text-style-name="P8" draw:layer="layout" svg:x1="5.715cm" svg:y1="7.62cm" svg:x2="4.127cm" svg:y2="7.62cm">
          <text:p/>
        </draw:line>
        <draw:line draw:style-name="gr4" draw:text-style-name="P8" draw:layer="layout" svg:x1="4.127cm" svg:y1="7.702cm" svg:x2="4.127cm" svg:y2="2.622cm">
          <text:p/>
        </draw:line>
        <draw:line draw:style-name="gr4" draw:text-style-name="P8" draw:layer="layout" svg:x1="4.127cm" svg:y1="2.54cm" svg:x2="22.86cm" svg:y2="2.54cm">
          <text:p/>
        </draw:line>
        <draw:line draw:style-name="gr4" draw:text-style-name="P8" draw:layer="layout" svg:x1="22.86cm" svg:y1="2.54cm" svg:x2="22.86cm" svg:y2="13.97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36.194cm" svg:y1="38.417cm" svg:x2="20.002cm" svg:y2="38.417cm">
          <text:p/>
        </draw:line>
        <draw:line draw:style-name="gr4" draw:text-style-name="P8" draw:layer="layout" svg:x1="34.925cm" svg:y1="37.765cm" svg:x2="34.925cm" svg:y2="39.035cm">
          <text:p/>
        </draw:line>
        <draw:line draw:style-name="gr4" draw:text-style-name="P8" draw:layer="layout" svg:x1="34.924cm" svg:y1="38.417cm" svg:x2="36.194cm" svg:y2="39.052cm">
          <text:p/>
        </draw:line>
        <draw:line draw:style-name="gr4" draw:text-style-name="P8" draw:layer="layout" svg:x1="34.924cm" svg:y1="38.318cm" svg:x2="36.194cm" svg:y2="37.782cm">
          <text:p/>
        </draw:line>
        <draw:line draw:style-name="gr4" draw:text-style-name="P8" draw:layer="layout" svg:x1="50.165cm" svg:y1="36.512cm" svg:x2="52.387cm" svg:y2="36.512cm">
          <text:p/>
        </draw:line>
        <draw:line draw:style-name="gr4" draw:text-style-name="P8" draw:layer="layout" svg:x1="52.387cm" svg:y1="36.512cm" svg:x2="52.387cm" svg:y2="56.832cm">
          <text:p/>
        </draw:line>
        <draw:line draw:style-name="gr4" draw:text-style-name="P8" draw:layer="layout" svg:x1="52.37cm" svg:y1="56.815cm" svg:x2="25.382cm" svg:y2="56.815cm">
          <text:p/>
        </draw:line>
        <draw:line draw:style-name="gr4" draw:text-style-name="P8" draw:layer="layout" svg:x1="25.382cm" svg:y1="56.832cm" svg:x2="25.4cm" svg:y2="64.77cm">
          <text:p/>
        </draw:line>
        <draw:line draw:style-name="gr4" draw:text-style-name="P8" draw:layer="layout" svg:x1="28.257cm" svg:y1="64.788cm" svg:x2="25.4cm" svg:y2="64.77cm">
          <text:p/>
        </draw:line>
        <draw:line draw:style-name="gr4" draw:text-style-name="P8" draw:layer="layout" svg:x1="27.07cm" svg:y1="64.135cm" svg:x2="27.07cm" svg:y2="65.405cm">
          <text:p/>
        </draw:line>
        <draw:line draw:style-name="gr4" draw:text-style-name="P8" draw:layer="layout" svg:x1="26.987cm" svg:y1="64.788cm" svg:x2="28.257cm" svg:y2="65.423cm">
          <text:p/>
        </draw:line>
        <draw:line draw:style-name="gr4" draw:text-style-name="P8" draw:layer="layout" svg:x1="26.987cm" svg:y1="64.689cm" svg:x2="28.257cm" svg:y2="64.153cm">
          <text:p/>
        </draw:line>
        <draw:line draw:style-name="gr4" draw:text-style-name="P8" draw:layer="layout" svg:x1="55.244cm" svg:y1="12.382cm" svg:x2="42.862cm" svg:y2="12.382cm">
          <text:p/>
        </draw:line>
        <draw:line draw:style-name="gr4" draw:text-style-name="P8" draw:layer="layout" svg:x1="54.057cm" svg:y1="11.729cm" svg:x2="54.057cm" svg:y2="12.999cm">
          <text:p/>
        </draw:line>
        <draw:line draw:style-name="gr4" draw:text-style-name="P8" draw:layer="layout" svg:x1="53.974cm" svg:y1="12.382cm" svg:x2="55.244cm" svg:y2="13.017cm">
          <text:p/>
        </draw:line>
        <draw:line draw:style-name="gr4" draw:text-style-name="P8" draw:layer="layout" svg:x1="53.974cm" svg:y1="12.283cm" svg:x2="55.244cm" svg:y2="11.747cm">
          <text:p/>
        </draw:line>
        <draw:line draw:style-name="gr4" draw:text-style-name="P8" draw:layer="layout" svg:x1="6.032cm" svg:y1="38.1cm" svg:x2="4.445cm" svg:y2="38.1cm">
          <text:p/>
        </draw:line>
        <draw:line draw:style-name="gr4" draw:text-style-name="P8" draw:layer="layout" svg:x1="4.445cm" svg:y1="38.1cm" svg:x2="4.445cm" svg:y2="30.48cm">
          <text:p/>
        </draw:line>
        <draw:line draw:style-name="gr4" draw:text-style-name="P8" draw:layer="layout" svg:x1="4.445cm" svg:y1="30.48cm" svg:x2="47.942cm" svg:y2="30.48cm">
          <text:p/>
        </draw:line>
        <draw:line draw:style-name="gr4" draw:text-style-name="P8" draw:layer="layout" svg:x1="47.942cm" svg:y1="30.48cm" svg:x2="47.942cm" svg:y2="14.287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7.942cm" svg:y2="14.28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measurelines" svg:x1="79.375cm" svg:y1="15.893cm" svg:x2="73.66cm" svg:y2="15.875cm">
          <text:p/>
        </draw:line>
        <draw:line draw:style-name="gr4" draw:text-style-name="P8" draw:layer="measurelines" svg:x1="78.188cm" svg:y1="15.24cm" svg:x2="78.188cm" svg:y2="16.51cm">
          <text:p/>
        </draw:line>
        <draw:line draw:style-name="gr4" draw:text-style-name="P8" draw:layer="measurelines" svg:x1="78.105cm" svg:y1="15.893cm" svg:x2="79.375cm" svg:y2="16.528cm">
          <text:p/>
        </draw:line>
        <draw:line draw:style-name="gr4" draw:text-style-name="P8" draw:layer="measurelines" svg:x1="78.105cm" svg:y1="15.794cm" svg:x2="79.375cm" svg:y2="15.258cm">
          <text:p/>
        </draw:line>
        <draw:line draw:style-name="gr4" draw:text-style-name="P8" draw:layer="measurelines" svg:x1="68.897cm" svg:y1="11.43cm" svg:x2="71.12cm" svg:y2="11.43cm">
          <text:p/>
        </draw:line>
        <draw:line draw:style-name="gr4" draw:text-style-name="P8" draw:layer="measurelines" svg:x1="71.12cm" svg:y1="11.347cm" svg:x2="71.12cm" svg:y2="32.937cm">
          <text:p/>
        </draw:line>
        <draw:line draw:style-name="gr4" draw:text-style-name="P8" draw:layer="measurelines" svg:x1="71.102cm" svg:y1="32.82cm" svg:x2="58.737cm" svg:y2="32.702cm">
          <text:p/>
        </draw:line>
        <draw:line draw:style-name="gr4" draw:text-style-name="P8" draw:layer="measurelines" svg:x1="58.837cm" svg:y1="32.62cm" svg:x2="58.737cm" svg:y2="40.322cm">
          <text:p/>
        </draw:line>
        <draw:line draw:style-name="gr4" draw:text-style-name="P8" draw:layer="measurelines" svg:x1="62.23cm" svg:y1="40.027cm" svg:x2="58.737cm" svg:y2="40.005cm">
          <text:p/>
        </draw:line>
        <draw:line draw:style-name="gr4" draw:text-style-name="P8" draw:layer="measurelines" svg:x1="61.043cm" svg:y1="39.374cm" svg:x2="61.043cm" svg:y2="40.644cm">
          <text:p/>
        </draw:line>
        <draw:line draw:style-name="gr4" draw:text-style-name="P8" draw:layer="measurelines" svg:x1="60.96cm" svg:y1="40.027cm" svg:x2="62.23cm" svg:y2="40.662cm">
          <text:p/>
        </draw:line>
        <draw:line draw:style-name="gr4" draw:text-style-name="P8" draw:layer="measurelines" svg:x1="60.96cm" svg:y1="39.928cm" svg:x2="62.23cm" svg:y2="39.392cm">
          <text:p/>
        </draw:line>
        <draw:line draw:style-name="gr4" draw:text-style-name="P8" draw:layer="measurelines" svg:x1="83.302cm" svg:y1="42.227cm" svg:x2="76.317cm" svg:y2="42.227cm">
          <text:p/>
        </draw:line>
        <draw:line draw:style-name="gr4" draw:text-style-name="P8" draw:layer="measurelines" svg:x1="77.543cm" svg:y1="41.574cm" svg:x2="77.543cm" svg:y2="42.844cm">
          <text:p/>
        </draw:line>
        <draw:line draw:style-name="gr4" draw:text-style-name="P8" draw:layer="measurelines" svg:x1="77.543cm" svg:y1="41.474cm" svg:x2="77.543cm" svg:y2="42.744cm">
          <text:p/>
        </draw:line>
        <draw:line draw:style-name="gr4" draw:text-style-name="P8" draw:layer="measurelines" svg:x1="77.47cm" svg:y1="42.345cm" svg:x2="76.2cm" svg:y2="42.98cm">
          <text:p/>
        </draw:line>
        <draw:line draw:style-name="gr4" draw:text-style-name="P8" draw:layer="measurelines" svg:x1="77.47cm" svg:y1="42.246cm" svg:x2="76.2cm" svg:y2="41.275cm">
          <text:p/>
        </draw:line>
        <draw:line draw:style-name="gr4" draw:text-style-name="P8" draw:layer="measurelines" svg:x1="103.822cm" svg:y1="42.563cm" svg:x2="97.472cm" svg:y2="42.545cm">
          <text:p/>
        </draw:line>
        <draw:line draw:style-name="gr4" draw:text-style-name="P8" draw:layer="measurelines" svg:x1="102.635cm" svg:y1="41.91cm" svg:x2="102.635cm" svg:y2="43.18cm">
          <text:p/>
        </draw:line>
        <draw:line draw:style-name="gr4" draw:text-style-name="P8" draw:layer="measurelines" svg:x1="102.552cm" svg:y1="42.563cm" svg:x2="103.822cm" svg:y2="43.198cm">
          <text:p/>
        </draw:line>
        <draw:line draw:style-name="gr4" draw:text-style-name="P8" draw:layer="measurelines" svg:x1="102.552cm" svg:y1="42.464cm" svg:x2="103.822cm" svg:y2="41.928cm">
          <text:p/>
        </draw:line>
        <draw:line draw:style-name="gr4" draw:text-style-name="P8" draw:layer="measurelines" svg:x1="103.822cm" svg:y1="44.468cm" svg:x2="100.647cm" svg:y2="44.468cm">
          <text:p/>
        </draw:line>
        <draw:line draw:style-name="gr4" draw:text-style-name="P8" draw:layer="measurelines" svg:x1="102.635cm" svg:y1="43.815cm" svg:x2="102.635cm" svg:y2="45.085cm">
          <text:p/>
        </draw:line>
        <draw:line draw:style-name="gr4" draw:text-style-name="P8" draw:layer="measurelines" svg:x1="102.552cm" svg:y1="44.468cm" svg:x2="103.822cm" svg:y2="45.103cm">
          <text:p/>
        </draw:line>
        <draw:line draw:style-name="gr4" draw:text-style-name="P8" draw:layer="measurelines" svg:x1="102.552cm" svg:y1="44.369cm" svg:x2="103.822cm" svg:y2="43.833cm">
          <text:p/>
        </draw:line>
        <draw:line draw:style-name="gr4" draw:text-style-name="P8" draw:layer="measurelines" svg:x1="100.647cm" svg:y1="44.45cm" svg:x2="100.647cm" svg:y2="82.232cm">
          <text:p/>
        </draw:line>
        <draw:line draw:style-name="gr4" draw:text-style-name="P8" draw:layer="measurelines" svg:x1="100.647cm" svg:y1="82.232cm" svg:x2="1.587cm" svg:y2="82.55cm">
          <text:p/>
        </draw:line>
        <draw:line draw:style-name="gr4" draw:text-style-name="P8" draw:layer="measurelines" svg:x1="1.587cm" svg:y1="82.55cm" svg:x2="2.222cm" svg:y2="28.257cm">
          <text:p/>
        </draw:line>
        <draw:line draw:style-name="gr4" draw:text-style-name="P8" draw:layer="measurelines" svg:x1="2.105cm" svg:y1="28.257cm" svg:x2="44.967cm" svg:y2="27.94cm">
          <text:p/>
        </draw:line>
        <draw:line draw:style-name="gr4" draw:text-style-name="P8" draw:layer="measurelines" svg:x1="44.867cm" svg:y1="27.822cm" svg:x2="45.085cm" svg:y2="12.7cm">
          <text:p/>
        </draw:line>
        <draw:line draw:style-name="gr4" draw:text-style-name="P8" draw:layer="measurelines" svg:x1="42.862cm" svg:y1="12.7cm" svg:x2="45.085cm" svg:y2="12.7cm">
          <text:p/>
        </draw:line>
        <draw:line draw:style-name="gr4" draw:text-style-name="P8" draw:layer="measurelines" svg:x1="73.66cm" svg:y1="15.875cm" svg:x2="73.66cm" svg:y2="10.795cm">
          <text:p/>
        </draw:line>
        <draw:line draw:style-name="gr4" draw:text-style-name="P8" draw:layer="measurelines" svg:x1="68.897cm" svg:y1="10.795cm" svg:x2="73.66cm" svg:y2="10.795cm">
          <text:p/>
        </draw:line>
        <draw:line draw:style-name="gr4" draw:text-style-name="P8" draw:layer="measurelines" svg:x1="42.862cm" svg:y1="11.43cm" svg:x2="50.165cm" svg:y2="11.43cm">
          <text:p/>
        </draw:line>
        <draw:line draw:style-name="gr4" draw:text-style-name="P8" draw:layer="measurelines" svg:x1="50.082cm" svg:y1="11.53cm" svg:x2="50.165cm" svg:y2="4.127cm">
          <text:p/>
        </draw:line>
        <draw:line draw:style-name="gr4" draw:text-style-name="P8" draw:layer="measurelines" svg:x1="50.165cm" svg:y1="4.127cm" svg:x2="92.075cm" svg:y2="4.127cm">
          <text:p/>
        </draw:line>
        <draw:line draw:style-name="gr4" draw:text-style-name="P8" draw:layer="measurelines" svg:x1="92.075cm" svg:y1="6.985cm" svg:x2="92.075cm" svg:y2="4.127cm">
          <text:p/>
        </draw:line>
        <draw:line draw:style-name="gr4" draw:text-style-name="P8" draw:layer="measurelines" svg:x1="97.472cm" svg:y1="7.003cm" svg:x2="92.075cm" svg:y2="6.985cm">
          <text:p/>
        </draw:line>
        <draw:line draw:style-name="gr4" draw:text-style-name="P8" draw:layer="measurelines" svg:x1="96.285cm" svg:y1="6.35cm" svg:x2="96.285cm" svg:y2="7.62cm">
          <text:p/>
        </draw:line>
        <draw:line draw:style-name="gr4" draw:text-style-name="P8" draw:layer="measurelines" svg:x1="96.202cm" svg:y1="7.003cm" svg:x2="97.472cm" svg:y2="7.638cm">
          <text:p/>
        </draw:line>
        <draw:line draw:style-name="gr4" draw:text-style-name="P8" draw:layer="measurelines" svg:x1="96.202cm" svg:y1="6.904cm" svg:x2="97.472cm" svg:y2="6.36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 loext:color-lum-mod="100%" loext:color-lum-off="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21:23:14.700505190</dc:date>
    <meta:editing-duration>PT6H25M16S</meta:editing-duration>
    <meta:editing-cycles>18</meta:editing-cycles>
    <meta:document-statistic meta:object-count="159"/>
  </office:meta>
</office:document-meta>
</file>